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fo:border="none"/>
    </style:style>
    <style:style style:name="gr2" style:family="graphic" style:parent-style-name="standard">
      <style:graphic-properties draw:stroke="none" svg:stroke-color="#000000" draw:fill="none" draw:fill-color="#ffffff" fo:min-height="0.357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15cm" fo:min-width="7.8cm"/>
    </style:style>
    <style:style style:name="gr9" style:family="graphic" style:parent-style-name="standard">
      <style:graphic-properties draw:textarea-horizontal-align="justify" draw:textarea-vertical-align="middle" draw:auto-grow-height="false" fo:min-height="1.85cm" fo:min-width="8.9cm"/>
    </style:style>
    <style:style style:name="gr10" style:family="graphic" style:parent-style-name="standard">
      <style:graphic-properties draw:textarea-horizontal-align="justify" draw:textarea-vertical-align="middle" draw:auto-grow-height="false" fo:min-height="1.85cm" fo:min-width="8.7cm"/>
    </style:style>
    <style:style style:name="P1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start"/>
      <style:text-properties style:text-line-through-style="none" style:text-line-through-type="none" fo:font-family="'Source Code Pro Black'" style:font-style-name="Normal" style:font-family-generic="modern" fo:font-style="normal" style:text-underline-style="none" fo:font-weight="900"/>
    </style:style>
    <style:style style:name="P4" style:family="paragraph">
      <loext:graphic-properties draw:fill="solid"/>
      <style:text-properties style:text-underline-style="solid" style:text-underline-width="auto" style:text-underline-color="font-color"/>
    </style:style>
    <style:style style:name="P5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6" style:family="paragraph"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tru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nombreFiscal" form:control-implementation="ooo:com.sun.star.form.component.TextField" xml:id="control1" form:id="control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if" form:control-implementation="ooo:com.sun.star.form.component.TextField" xml:id="control2" form:id="control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ireccion" form:control-implementation="ooo:com.sun.star.form.component.TextField" xml:id="control3" form:id="control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p" form:control-implementation="ooo:com.sun.star.form.component.TextField" xml:id="control4" form:id="control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lefono" form:control-implementation="ooo:com.sun.star.form.component.TextField" xml:id="control5" form:id="control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bre" form:control-implementation="ooo:com.sun.star.form.component.TextField" xml:id="control6" form:id="control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ir" form:control-implementation="ooo:com.sun.star.form.component.TextField" xml:id="control7" form:id="control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pC" form:control-implementation="ooo:com.sun.star.form.component.TextField" xml:id="control8" form:id="control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ifC" form:control-implementation="ooo:com.sun.star.form.component.TextField" xml:id="control9" form:id="control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numFactura" form:control-implementation="ooo:com.sun.star.form.component.TextField" xml:id="control10" form:id="control1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fecha" form:control-implementation="ooo:com.sun.star.form.component.TextField" xml:id="control11" form:id="control1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concepto" form:control-implementation="ooo:com.sun.star.form.component.TextField" xml:id="control12" form:id="control1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otalF" form:control-implementation="ooo:com.sun.star.form.component.TextField" xml:id="control13" form:id="control1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va" form:control-implementation="ooo:com.sun.star.form.component.TextField" xml:id="control14" form:id="control1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vab" form:control-implementation="ooo:com.sun.star.form.component.TextField" xml:id="control15" form:id="control1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talFB" form:control-implementation="ooo:com.sun.star.form.component.TextField" xml:id="control16" form:id="control1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otalCB" form:control-implementation="ooo:com.sun.star.form.component.TextField" xml:id="control17" form:id="control1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otalC" form:control-implementation="ooo:com.sun.star.form.component.TextField" xml:id="control18" form:id="control1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nombreR" form:control-implementation="ooo:com.sun.star.form.component.TextField" xml:id="control19" form:id="control1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control draw:style-name="gr1" draw:text-style-name="P1" draw:layer="controls" svg:width="4.2cm" svg:height="0.4cm" svg:x="2.7cm" svg:y="1.4cm" draw:control="control1"/>
        <draw:control draw:style-name="gr1" draw:text-style-name="P1" draw:layer="controls" svg:width="4.3cm" svg:height="0.5cm" svg:x="2.2cm" svg:y="2.5cm" draw:control="control2"/>
        <draw:frame draw:style-name="gr2" draw:text-style-name="P2" draw:layer="layout" svg:width="1.8cm" svg:height="0.607cm" svg:x="1.1cm" svg:y="1.393cm">
          <draw:text-box>
            <text:p>Nombre</text:p>
          </draw:text-box>
        </draw:frame>
        <draw:frame draw:style-name="gr3" draw:text-style-name="P2" draw:layer="layout" svg:width="2.8cm" svg:height="0.962cm" svg:x="1.1cm" svg:y="2.538cm">
          <draw:text-box>
            <text:p>CIF</text:p>
          </draw:text-box>
        </draw:frame>
        <draw:frame draw:style-name="gr2" draw:text-style-name="P2" draw:layer="layout" svg:width="2.1cm" svg:height="0.607cm" svg:x="1cm" svg:y="5cm">
          <draw:text-box>
            <text:p>Dirección</text:p>
          </draw:text-box>
        </draw:frame>
        <draw:control draw:style-name="gr1" draw:text-style-name="P1" draw:layer="controls" svg:width="9.2cm" svg:height="1.7cm" svg:x="1.2cm" svg:y="5.8cm" draw:control="control3"/>
        <draw:frame draw:style-name="gr2" draw:text-style-name="P2" draw:layer="layout" svg:width="2.6cm" svg:height="0.607cm" svg:x="1cm" svg:y="3.4cm">
          <draw:text-box>
            <text:p>Código Postal </text:p>
          </draw:text-box>
        </draw:frame>
        <draw:control draw:style-name="gr1" draw:text-style-name="P1" draw:layer="controls" svg:width="2.2cm" svg:height="0.6cm" svg:x="4.2cm" svg:y="3.3cm" draw:control="control4"/>
        <draw:frame draw:style-name="gr4" draw:text-style-name="P2" draw:layer="layout" svg:width="0.502cm" svg:height="1.187cm" svg:x="7cm" svg:y="5.4cm">
          <draw:text-box>
            <text:p/>
          </draw:text-box>
        </draw:frame>
        <draw:frame draw:style-name="gr5" draw:text-style-name="P2" draw:layer="layout" svg:width="1.9cm" svg:height="0.607cm" svg:x="1cm" svg:y="4.293cm">
          <draw:text-box>
            <text:p>Teléfono</text:p>
          </draw:text-box>
        </draw:frame>
        <draw:control draw:style-name="gr1" draw:text-style-name="P1" draw:layer="controls" svg:width="3.3cm" svg:height="0.6cm" svg:x="3.3cm" svg:y="4.2cm" draw:control="control5"/>
        <draw:frame draw:style-name="gr3" draw:text-style-name="P2" draw:layer="layout" svg:width="1.7cm" svg:height="0.962cm" svg:x="10.8cm" svg:y="1.8cm">
          <draw:text-box>
            <text:p>Nombre</text:p>
          </draw:text-box>
        </draw:frame>
        <draw:frame draw:style-name="gr2" draw:text-style-name="P2" draw:layer="layout" svg:width="1.7cm" svg:height="0.607cm" svg:x="14.9cm" svg:y="0.938cm">
          <draw:text-box>
            <text:p>Cliente</text:p>
          </draw:text-box>
        </draw:frame>
        <draw:control draw:style-name="gr1" draw:text-style-name="P1" draw:layer="controls" svg:width="3.6cm" svg:height="0.6cm" svg:x="12.7cm" svg:y="1.8cm" draw:control="control6"/>
        <draw:frame draw:style-name="gr2" draw:text-style-name="P2" draw:layer="layout" svg:width="2.5cm" svg:height="0.607cm" svg:x="10.7cm" svg:y="4.9cm">
          <draw:text-box>
            <text:p>Dirección</text:p>
          </draw:text-box>
        </draw:frame>
        <draw:control draw:style-name="gr1" draw:text-style-name="P1" draw:layer="controls" svg:width="8.7cm" svg:height="1.7cm" svg:x="11cm" svg:y="5.8cm" draw:control="control7"/>
        <draw:frame draw:style-name="gr2" draw:text-style-name="P2" draw:layer="layout" svg:width="2.6cm" svg:height="0.607cm" svg:x="10.8cm" svg:y="2.7cm">
          <draw:text-box>
            <text:p>Código Postal</text:p>
          </draw:text-box>
        </draw:frame>
        <draw:control draw:style-name="gr1" draw:text-style-name="P1" draw:layer="controls" svg:width="1.8cm" svg:height="0.5cm" svg:x="13.6cm" svg:y="2.7cm" draw:control="control8"/>
        <draw:frame draw:style-name="gr2" draw:text-style-name="P2" draw:layer="layout" svg:width="1.1cm" svg:height="0.607cm" svg:x="10.9cm" svg:y="3.7cm">
          <draw:text-box>
            <text:p>CIF</text:p>
          </draw:text-box>
        </draw:frame>
        <draw:control draw:style-name="gr1" draw:text-style-name="P1" draw:layer="controls" svg:width="4.3cm" svg:height="0.6cm" svg:x="12.4cm" svg:y="3.6cm" draw:control="control9"/>
        <draw:frame draw:style-name="gr3" draw:text-style-name="P2" draw:layer="layout" svg:width="8.5cm" svg:height="0.962cm" svg:x="1.4cm" svg:y="10.8cm">
          <draw:text-box>
            <text:p>CONCEPTO</text:p>
          </draw:text-box>
        </draw:frame>
        <draw:frame draw:style-name="gr6" draw:text-style-name="P2" draw:layer="layout" svg:width="3.7cm" svg:height="1cm" svg:x="11.3cm" svg:y="10.6cm">
          <draw:text-box>
            <text:p>IVA</text:p>
          </draw:text-box>
        </draw:frame>
        <draw:frame draw:style-name="gr3" draw:text-style-name="P2" draw:layer="layout" svg:width="3.8cm" svg:height="0.962cm" svg:x="15.8cm" svg:y="10.638cm">
          <draw:text-box>
            <text:p>IMPORTE</text:p>
          </draw:text-box>
        </draw:frame>
        <draw:control draw:style-name="gr1" draw:text-style-name="P1" draw:layer="controls" svg:width="3.6cm" svg:height="0.5cm" svg:x="1.3cm" svg:y="20.8cm" draw:control="control10"/>
        <draw:control draw:style-name="gr1" draw:text-style-name="P1" draw:layer="controls" svg:width="2.3cm" svg:height="0.6cm" svg:x="6.2cm" svg:y="20.7cm" draw:control="control11"/>
        <draw:frame draw:style-name="gr2" draw:text-style-name="P2" draw:layer="layout" svg:width="3.1cm" svg:height="0.607cm" svg:x="0.9cm" svg:y="27.193cm">
          <draw:text-box>
            <text:p>Total Concepto</text:p>
          </draw:text-box>
        </draw:frame>
        <draw:control draw:style-name="gr1" draw:text-style-name="P1" draw:layer="controls" svg:width="8.9cm" svg:height="5cm" svg:x="1.5cm" svg:y="12.2cm" draw:control="control12"/>
        <draw:control draw:style-name="gr1" draw:text-style-name="P1" draw:layer="controls" svg:width="2.9cm" svg:height="0.9cm" svg:x="6.8cm" svg:y="17.6cm" draw:control="control13"/>
        <draw:control draw:style-name="gr1" draw:text-style-name="P1" draw:layer="controls" svg:width="2.5cm" svg:height="0.8cm" svg:x="12.3cm" svg:y="17.6cm" draw:control="control14"/>
        <draw:control draw:style-name="gr1" draw:text-style-name="P1" draw:layer="controls" svg:width="1.5cm" svg:height="0.8cm" svg:x="9.6cm" svg:y="27.6cm" draw:control="control15"/>
        <draw:control draw:style-name="gr1" draw:text-style-name="P1" draw:layer="controls" svg:width="3.2cm" svg:height="0.9cm" svg:x="15.6cm" svg:y="27.5cm" draw:control="control16"/>
        <draw:control draw:style-name="gr1" draw:text-style-name="P1" draw:layer="controls" svg:width="4.3cm" svg:height="0.8cm" svg:x="1.2cm" svg:y="27.8cm" draw:control="control17"/>
        <draw:control draw:style-name="gr1" draw:text-style-name="P1" draw:layer="controls" svg:width="2.3cm" svg:height="0.8cm" svg:x="15.8cm" svg:y="17.5cm" draw:control="control18"/>
        <draw:control draw:style-name="gr1" draw:text-style-name="P3" draw:layer="controls" svg:width="9.5cm" svg:height="0.8cm" svg:x="6.9cm" svg:y="0.1cm" draw:control="control19"/>
        <draw:line draw:style-name="gr7" draw:text-style-name="P4" draw:layer="layout" svg:x1="15.4cm" svg:y1="10.6cm" svg:x2="15.4cm" svg:y2="17.3cm">
          <text:p/>
        </draw:line>
        <draw:line draw:style-name="gr7" draw:text-style-name="P4" draw:layer="layout" svg:x1="1cm" svg:y1="11.6cm" svg:x2="19.3cm" svg:y2="11.6cm">
          <text:p/>
        </draw:line>
        <draw:line draw:style-name="gr7" draw:text-style-name="P4" draw:layer="layout" svg:x1="10.6cm" svg:y1="1.5cm" svg:x2="10.6cm" svg:y2="6.1cm">
          <text:p/>
        </draw:line>
        <draw:frame draw:style-name="gr2" draw:text-style-name="P5" draw:layer="layout" svg:width="1.8cm" svg:height="0.607cm" svg:x="9.8cm" svg:y="26.9cm">
          <draw:text-box>
            <text:p>IVA</text:p>
          </draw:text-box>
        </draw:frame>
        <draw:frame draw:style-name="gr2" draw:text-style-name="P5" draw:layer="layout" svg:width="1.5cm" svg:height="0.607cm" svg:x="16.6cm" svg:y="26.9cm">
          <draw:text-box>
            <text:p>Total</text:p>
          </draw:text-box>
        </draw:frame>
        <draw:frame draw:style-name="gr2" draw:text-style-name="P5" draw:layer="layout" svg:width="3.5cm" svg:height="0.607cm" svg:x="1.2cm" svg:y="20.1cm">
          <draw:text-box>
            <text:p>Número de factura</text:p>
          </draw:text-box>
        </draw:frame>
        <draw:frame draw:style-name="gr2" draw:text-style-name="P5" draw:layer="layout" svg:width="1.4cm" svg:height="0.607cm" svg:x="6.6cm" svg:y="19.993cm">
          <draw:text-box>
            <text:p>Fecha</text:p>
          </draw:text-box>
        </draw:frame>
        <draw:line draw:style-name="gr7" draw:text-style-name="P4" draw:layer="layout" svg:x1="1.4cm" svg:y1="25.2cm" svg:x2="19.1cm" svg:y2="25.2cm">
          <text:p/>
        </draw:line>
        <draw:custom-shape draw:style-name="gr8" draw:text-style-name="P6" draw:layer="layout" svg:width="8.3cm" svg:height="1.4cm" svg:x="1cm" svg:y="20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cm" svg:y1="20.6cm" svg:x2="9.3cm" svg:y2="20.6cm">
          <text:p/>
        </draw:line>
        <draw:line draw:style-name="gr7" draw:text-style-name="P4" draw:layer="layout" svg:x1="5.3cm" svg:y1="20cm" svg:x2="5.3cm" svg:y2="21.4cm">
          <text:p/>
        </draw:line>
        <draw:custom-shape draw:style-name="gr9" draw:text-style-name="P7" draw:layer="layout" svg:width="9.4cm" svg:height="2.1cm" svg:x="1.1cm" svg:y="5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9.2cm" svg:height="2.1cm" svg:x="10.7cm" svg:y="5.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0-29T10:57:33.517000000</meta:creation-date>
    <dc:date>2019-10-30T09:02:38.671000000</dc:date>
    <meta:editing-duration>PT53M36S</meta:editing-duration>
    <meta:editing-cycles>5</meta:editing-cycles>
    <meta:generator>LibreOffice/6.3.2.2$Windows_X86_64 LibreOffice_project/98b30e735bda24bc04ab42594c85f7fd8be07b9c</meta:generator>
    <meta:document-statistic meta:object-count="47"/>
  </office:meta>
</office:document-meta>
</file>